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1000000F37B9BFBBF383652AF.png" manifest:media-type="image/png"/>
  <manifest:file-entry manifest:full-path="Pictures/10000201000005000000018095BBB925D78330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0.471cm" fo:min-width="2.49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fill="solid" draw:fill-color="#f7a19a" draw:textarea-horizontal-align="justify" draw:textarea-vertical-align="middle" draw:auto-grow-height="false" fo:min-height="0.512cm" fo:min-width="0.262cm"/>
    </style:style>
    <style:style style:name="gr4" style:family="graphic" style:parent-style-name="standard">
      <style:graphic-properties draw:stroke="dash" draw:stroke-dash="Ultrafine_20_Dashed" draw:fill="solid" draw:fill-color="#f7a19a" draw:textarea-horizontal-align="justify" draw:textarea-vertical-align="middle" draw:auto-grow-height="false" fo:min-height="0.512cm" fo:min-width="0.26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782cm" fo:min-width="3.945cm"/>
    </style:style>
    <style:style style:name="gr6" style:family="graphic" style:parent-style-name="standard">
      <style:graphic-properties draw:stroke="none" draw:fill-color="#ce181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5cm" svg:stroke-color="#ba131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22cm, 7.924cm, 1.36cm, 3.983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f7a19a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e181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9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1.659cm" svg:x="2.905cm" svg:y="6.3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2.905cm" svg:y="5.5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2.905cm" svg:y="4.7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2.905cm" svg:y="3.9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2.905cm" svg:y="3.1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2.905cm" svg:y="2.3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2.905cm" svg:y="1.5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6.005cm" svg:y="6.3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6.005cm" svg:y="5.5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6.005cm" svg:y="4.7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6.005cm" svg:y="3.9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6.005cm" svg:y="3.1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6.005cm" svg:y="2.3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6.005cm" svg:y="1.5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9.105cm" svg:y="6.3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9.105cm" svg:y="5.5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937cm" svg:height="1.659cm" svg:x="9.105cm" svg:y="4.78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221.45922746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2" draw:text-style-name="P3" draw:layer="layout" svg:width="0.762cm" svg:height="0.762cm" svg:x="2.524cm" svg:y="2.2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3.286cm" svg:y="2.2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4.048cm" svg:y="2.27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4.81cm" svg:y="2.2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572cm" svg:y="2.27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6.334cm" svg:y="2.27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7.096cm" svg:y="2.27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7.858cm" svg:y="2.27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8.62cm" svg:y="2.2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9.382cm" svg:y="2.27cm">
          <text:p text:style-name="P2"><text:span text:style-name="T1">1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2.524cm" svg:y="3.032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3.286cm" svg:y="3.032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4.048cm" svg:y="3.032cm">
          <text:p text:style-name="P2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4.81cm" svg:y="3.032cm">
          <text:p text:style-name="P2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62cm" svg:height="0.762cm" svg:x="5.572cm" svg:y="3.032cm">
          <text:p text:style-name="P2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6.334cm" svg:y="3.032cm">
          <text:p text:style-name="P2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7.096cm" svg:y="3.032cm">
          <text:p text:style-name="P2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7.858cm" svg:y="3.032cm">
          <text:p text:style-name="P2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8.62cm" svg:y="3.032cm">
          <text:p text:style-name="P2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9.382cm" svg:y="3.032cm">
          <text:p text:style-name="P2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2.524cm" svg:y="3.794cm">
          <text:p text:style-name="P2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3.286cm" svg:y="3.794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4.048cm" svg:y="3.794cm">
          <text:p text:style-name="P2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4.81cm" svg:y="3.794cm">
          <text:p text:style-name="P2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572cm" svg:y="3.794cm">
          <text:p text:style-name="P2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6.334cm" svg:y="3.794cm">
          <text:p text:style-name="P2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7.096cm" svg:y="3.794cm">
          <text:p text:style-name="P2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7.858cm" svg:y="3.794cm">
          <text:p text:style-name="P2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8.62cm" svg:y="3.794cm">
          <text:p text:style-name="P2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9.382cm" svg:y="3.794cm">
          <text:p text:style-name="P2"><text:span text:style-name="T1">3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2.524cm" svg:y="4.556cm">
          <text:p text:style-name="P2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3.286cm" svg:y="4.556cm">
          <text:p text:style-name="P2"><text:span text:style-name="T1">3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4.048cm" svg:y="4.556cm">
          <text:p text:style-name="P2"><text:span text:style-name="T1">3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4.81cm" svg:y="4.556cm">
          <text:p text:style-name="P2"><text:span text:style-name="T1">3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572cm" svg:y="4.556cm">
          <text:p text:style-name="P2"><text:span text:style-name="T1">3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6.334cm" svg:y="4.556cm">
          <text:p text:style-name="P2"><text:span text:style-name="T1">3</text:span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7.096cm" svg:y="4.556cm">
          <text:p text:style-name="P2"><text:span text:style-name="T1">3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7.858cm" svg:y="4.556cm">
          <text:p text:style-name="P2"><text:span text:style-name="T1">3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8.62cm" svg:y="4.556cm">
          <text:p text:style-name="P2"><text:span text:style-name="T1">3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9.382cm" svg:y="4.556cm">
          <text:p text:style-name="P2"><text:span text:style-name="T1">4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2.524cm" svg:y="5.318cm">
          <text:p text:style-name="P2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3.286cm" svg:y="5.318cm">
          <text:p text:style-name="P2"><text:span text:style-name="T1">4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4.048cm" svg:y="5.318cm">
          <text:p text:style-name="P2"><text:span text:style-name="T1">4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4.81cm" svg:y="5.318cm">
          <text:p text:style-name="P2"><text:span text:style-name="T1">4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572cm" svg:y="5.318cm">
          <text:p text:style-name="P2"><text:span text:style-name="T1">4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6.334cm" svg:y="5.318cm">
          <text:p text:style-name="P2"><text:span text:style-name="T1">4</text:span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7.096cm" svg:y="5.318cm">
          <text:p text:style-name="P2"><text:span text:style-name="T1">4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7.858cm" svg:y="5.318cm">
          <text:p text:style-name="P2"><text:span text:style-name="T1">4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8.62cm" svg:y="5.318cm">
          <text:p text:style-name="P2"><text:span text:style-name="T1">4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9.382cm" svg:y="5.318cm">
          <text:p text:style-name="P2"><text:span text:style-name="T1">5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2.524cm" svg:y="6.08cm">
          <text:p text:style-name="P2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3.286cm" svg:y="6.08cm">
          <text:p text:style-name="P2"><text:span text:style-name="T1">5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4.048cm" svg:y="6.08cm">
          <text:p text:style-name="P2"><text:span text:style-name="T1">5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4.81cm" svg:y="6.08cm">
          <text:p text:style-name="P2"><text:span text:style-name="T1">5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762cm" svg:x="5.572cm" svg:y="6.08cm">
          <text:p text:style-name="P2"><text:span text:style-name="T1">5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6.334cm" svg:y="6.08cm">
          <text:p text:style-name="P2"><text:span text:style-name="T1">5</text:span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7.096cm" svg:y="6.08cm">
          <text:p text:style-name="P2"><text:span text:style-name="T1">5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7.858cm" svg:y="6.08cm">
          <text:p text:style-name="P2"><text:span text:style-name="T1">5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8.62cm" svg:y="6.08cm">
          <text:p text:style-name="P2"><text:span text:style-name="T1">5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9.382cm" svg:y="6.08cm">
          <text:p text:style-name="P2"><text:span text:style-name="T1">6</text:span><text:span text:style-name="T1">0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5" draw:text-style-name="P5" draw:layer="layout" svg:width="4.445cm" svg:height="2.032cm" svg:x="2.905cm" svg:y="2.143cm">
          <text:p/>
          <draw:enhanced-geometry svg:viewBox="0 0 21600 21600" draw:glue-points="?f6 10800 10800 21600 ?f5 10800 10800 0" draw:text-areas="?f3 ?f3 ?f4 ?f4" draw:mirror-vertical="true" draw:type="trapezoid" draw:modifiers="5431.5789473684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6" xml:id="id9" draw:id="id9" draw:layer="layout" svg:width="0.203cm" svg:height="0.203cm" svg:x="3.921cm" svg:y="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" draw:id="id1" draw:layer="layout" svg:width="0.203cm" svg:height="0.203cm" svg:x="3.621cm" svg:y="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" draw:id="id3" draw:layer="layout" svg:width="0.203cm" svg:height="0.203cm" svg:x="3.337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" draw:id="id5" draw:layer="layout" svg:width="0.203cm" svg:height="0.203cm" svg:x="3.083cm" svg:y="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7" draw:id="id7" draw:layer="layout" svg:width="0.203cm" svg:height="0.203cm" svg:x="2.784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0" draw:id="id10" draw:layer="layout" svg:width="0.203cm" svg:height="0.203cm" svg:x="6.121cm" svg:y="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0.203cm" svg:height="0.203cm" svg:x="6.421cm" svg:y="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0.203cm" svg:height="0.203cm" svg:x="6.69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0.203cm" svg:height="0.203cm" svg:x="6.983cm" svg:y="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8" draw:id="id8" draw:layer="layout" svg:width="0.203cm" svg:height="0.203cm" svg:x="7.248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line" svg:x1="3.824cm" svg:y1="2.677cm" svg:x2="6.421cm" svg:y2="2.677cm" draw:start-shape="id1" draw:start-glue-point="10" draw:end-shape="id2" draw:end-glue-point="6" svg:d="M3824 2677h2597" svg:viewBox="0 0 2598 1">
          <text:p/>
        </draw:connector>
        <draw:connector draw:style-name="gr7" draw:text-style-name="P5" draw:layer="layout" draw:type="line" svg:x1="3.54cm" svg:y1="3.185cm" svg:x2="6.69cm" svg:y2="3.185cm" draw:start-shape="id3" draw:start-glue-point="10" draw:end-shape="id4" draw:end-glue-point="6" svg:d="M3540 3185h3150" svg:viewBox="0 0 3151 1">
          <text:p/>
        </draw:connector>
        <draw:connector draw:style-name="gr7" draw:text-style-name="P5" draw:layer="layout" draw:type="line" svg:x1="3.286cm" svg:y1="3.693cm" svg:x2="6.983cm" svg:y2="3.693cm" draw:start-shape="id5" draw:start-glue-point="10" draw:end-shape="id6" draw:end-glue-point="6" svg:d="M3286 3693h3697" svg:viewBox="0 0 3698 1">
          <text:p/>
        </draw:connector>
        <draw:connector draw:style-name="gr7" draw:text-style-name="P5" draw:layer="layout" draw:type="line" svg:x1="2.987cm" svg:y1="4.193cm" svg:x2="7.248cm" svg:y2="4.193cm" draw:start-shape="id7" draw:start-glue-point="10" draw:end-shape="id8" draw:end-glue-point="6" svg:d="M2987 4193h4261" svg:viewBox="0 0 4262 1">
          <text:p/>
        </draw:connector>
        <draw:connector draw:style-name="gr7" draw:text-style-name="P5" draw:layer="layout" draw:type="line" svg:x1="4.124cm" svg:y1="2.167cm" svg:x2="6.121cm" svg:y2="2.167cm" draw:start-shape="id9" draw:start-glue-point="10" draw:end-shape="id10" draw:end-glue-point="6" svg:d="M4124 2167h1997" svg:viewBox="0 0 1998 1">
          <text:p/>
        </draw:connector>
      </draw:page>
      <draw:page draw:name="page4" draw:style-name="dp1" draw:master-page-name="Default">
        <draw:line draw:style-name="gr8" draw:text-style-name="P5" draw:layer="layout" svg:x1="3.235cm" svg:y1="2.589cm" svg:x2="10.093cm" svg:y2="2.589cm">
          <text:p/>
        </draw:line>
        <draw:custom-shape draw:style-name="gr6" draw:text-style-name="P6" xml:id="id12" draw:id="id12" draw:layer="layout" svg:width="0.203cm" svg:height="0.203cm" svg:x="8.221cm" svg:y="2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3cm" svg:height="0.203cm" svg:x="6.69cm" svg:y="2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3cm" svg:height="0.203cm" svg:x="5.166cm" svg:y="2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03cm" svg:height="0.203cm" svg:x="3.642cm" svg:y="2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3.234cm" svg:y1="2.335cm" svg:x2="3.234cm" svg:y2="2.843cm">
          <text:p/>
        </draw:line>
        <draw:frame draw:style-name="gr9" draw:text-style-name="P7" draw:layer="layout" svg:width="0.777cm" svg:height="0.806cm" svg:x="3.394cm" svg:y="2.67cm">
          <draw:text-box>
            <text:p><text:span text:style-name="T1">2</text:span></text:p>
          </draw:text-box>
        </draw:frame>
        <draw:frame draw:style-name="gr9" draw:text-style-name="P7" draw:layer="layout" svg:width="0.777cm" svg:height="0.806cm" svg:x="4.895cm" svg:y="2.67cm">
          <draw:text-box>
            <text:p><text:span text:style-name="T1">9</text:span></text:p>
          </draw:text-box>
        </draw:frame>
        <draw:frame draw:style-name="gr9" draw:text-style-name="P7" draw:layer="layout" svg:width="1.052cm" svg:height="0.806cm" svg:x="6.296cm" svg:y="2.67cm">
          <draw:text-box>
            <text:p><text:span text:style-name="T1">1</text:span><text:span text:style-name="T1">6</text:span></text:p>
          </draw:text-box>
        </draw:frame>
        <draw:frame draw:style-name="gr9" draw:text-style-name="P7" draw:layer="layout" svg:width="1.052cm" svg:height="0.806cm" svg:x="7.796cm" svg:y="2.67cm">
          <draw:text-box>
            <text:p><text:span text:style-name="T1">2</text:span><text:span text:style-name="T1">3</text:span></text:p>
          </draw:text-box>
        </draw:frame>
        <draw:custom-shape draw:style-name="gr6" draw:text-style-name="P6" xml:id="id11" draw:id="id11" draw:layer="layout" svg:width="0.203cm" svg:height="0.203cm" svg:x="9.738cm" svg:y="2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052cm" svg:height="0.806cm" svg:x="9.296cm" svg:y="2.67cm">
          <draw:text-box>
            <text:p><text:span text:style-name="T1">3</text:span><text:span text:style-name="T1">0</text:span></text:p>
          </draw:text-box>
        </draw:frame>
        <draw:connector draw:style-name="gr10" draw:text-style-name="P5" draw:layer="layout" draw:type="curve" svg:x1="9.84cm" svg:y1="2.513cm" svg:x2="8.395cm" svg:y2="2.542cm" draw:start-shape="id11" draw:start-glue-point="4" draw:end-shape="id12" draw:end-glue-point="11" svg:d="M9840 2513c0-751-1445-766-1445 29" svg:viewBox="0 0 1446 595">
          <text:p/>
        </draw:connector>
        <draw:connector draw:style-name="gr10" draw:text-style-name="P5" draw:layer="layout" draw:type="curve" svg:x1="8.241cm" svg:y1="2.491cm" svg:x2="6.796cm" svg:y2="2.52cm" svg:d="M8241 2491c0-751-1445-766-1445 29" svg:viewBox="0 0 1446 595">
          <text:p/>
        </draw:connector>
        <draw:connector draw:style-name="gr10" draw:text-style-name="P5" draw:layer="layout" draw:type="curve" svg:x1="6.741cm" svg:y1="2.491cm" svg:x2="5.296cm" svg:y2="2.52cm" svg:d="M6741 2491c0-751-1445-766-1445 29" svg:viewBox="0 0 1446 595">
          <text:p/>
        </draw:connector>
        <draw:connector draw:style-name="gr10" draw:text-style-name="P5" draw:layer="layout" draw:type="curve" svg:x1="5.241cm" svg:y1="2.491cm" svg:x2="3.796cm" svg:y2="2.52cm" svg:d="M5241 2491c0-751-1445-766-1445 29" svg:viewBox="0 0 1446 595">
          <text:p/>
        </draw:connector>
        <draw:frame draw:style-name="gr9" draw:text-style-name="P8" draw:layer="layout" svg:width="1.777cm" svg:height="0.797cm" svg:x="8.401cm" svg:y="1.208cm">
          <draw:text-box>
            <text:p><text:span text:style-name="T2">d </text:span><text:span text:style-name="T3">= </text:span><text:span text:style-name="T3">–</text:span><text:span text:style-name="T3">7</text:span></text:p>
          </draw:text-box>
        </draw:frame>
      </draw:page>
      <draw:page draw:name="page5" draw:style-name="dp1" draw:master-page-name="Default">
        <draw:frame draw:style-name="gr11" draw:text-style-name="P9" draw:layer="layout" svg:width="12.318cm" svg:height="4.698cm" svg:x="2.016cm" svg:y="1.635cm">
          <draw:image xlink:href="Pictures/10000201000005000000018095BBB925D78330E6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2" draw:text-style-name="P9" draw:layer="layout" svg:width="8.915cm" svg:height="6.428cm" svg:x="5.039cm" svg:y="2.016cm">
          <draw:image xlink:href="Pictures/1000020100000151000000F37B9BFBBF383652A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2T21:49:46.315613402</meta:creation-date>
    <dc:date>2019-08-22T22:46:55.774755367</dc:date>
    <meta:editing-duration>PT24M18S</meta:editing-duration>
    <meta:editing-cycles>4</meta:editing-cycles>
    <meta:generator>LibreOffice/6.0.7.3$Linux_X86_64 LibreOffice_project/00m0$Build-3</meta:generator>
    <meta:document-statistic meta:object-count="112"/>
  </office:meta>
</office:document-meta>
</file>